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2d1" officeooo:paragraph-rsid="001c52d1"/>
    </style:style>
    <style:style style:name="P2" style:family="paragraph" style:parent-style-name="Standard">
      <style:text-properties fo:font-style="normal" officeooo:rsid="001c52d1" officeooo:paragraph-rsid="001c52d1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c52d1" officeooo:paragraph-rsid="001c52d1" style:font-style-asian="normal" style:font-style-complex="normal"/>
    </style:style>
    <style:style style:name="P4" style:family="paragraph" style:parent-style-name="Standard">
      <style:text-properties fo:font-weight="bold" officeooo:rsid="001c52d1" officeooo:paragraph-rsid="001c52d1" style:font-weight-asian="bold" style:font-weight-complex="bold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tyle="normal" officeooo:rsid="001c52d1" officeooo:paragraph-rsid="001c52d1" style:font-style-asian="normal" style:font-style-complex="normal"/>
    </style:style>
    <style:style style:name="P6" style:family="paragraph" style:parent-style-name="Standard" style:list-style-name="L1">
      <style:text-properties officeooo:rsid="001c52d1" officeooo:paragraph-rsid="001c52d1"/>
    </style:style>
    <style:style style:name="P7" style:family="paragraph" style:parent-style-name="Standard" style:list-style-name="L1">
      <style:text-properties fo:font-style="normal" officeooo:rsid="001c52d1" officeooo:paragraph-rsid="001c52d1" style:font-style-asian="normal" style:font-style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officeooo:rsid="001c52d1" officeooo:paragraph-rsid="001c52d1" style:font-style-asian="normal" style:font-style-complex="normal"/>
    </style:style>
    <style:style style:name="P9" style:family="paragraph" style:parent-style-name="Standard" style:list-style-name="L1">
      <style:text-properties style:text-position="0% 100%" fo:font-style="normal" officeooo:rsid="001c52d1" officeooo:paragraph-rsid="001c52d1" style:font-style-asian="normal" style:font-style-complex="normal"/>
    </style:style>
    <style:style style:name="P10" style:family="paragraph" style:parent-style-name="Standard">
      <style:text-properties style:text-position="0% 100%" fo:font-style="normal" officeooo:rsid="001c52d1" officeooo:paragraph-rsid="001c52d1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text-position="0% 100%" fo:font-style="normal" officeooo:rsid="001c52d1" officeooo:paragraph-rsid="001c52d1" style:font-style-asian="normal" style:font-style-complex="normal"/>
    </style:style>
    <style:style style:name="P12" style:family="paragraph" style:parent-style-name="Standard" style:list-style-name="L1">
      <style:text-properties style:text-position="0% 100%" style:font-name="Arial" fo:font-style="normal" officeooo:rsid="001c52d1" officeooo:paragraph-rsid="001c52d1" style:font-style-asian="normal" style:font-style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style:font-name="Arial" fo:font-style="normal" officeooo:rsid="001c52d1" officeooo:paragraph-rsid="001c52d1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Arial" fo:font-style="normal" officeooo:rsid="001c52d1" officeooo:paragraph-rsid="001c52d1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Arial" fo:font-style="normal" officeooo:rsid="001c57de" officeooo:paragraph-rsid="001c52d1" style:font-style-asian="normal" style:font-style-complex="normal"/>
    </style:style>
    <style:style style:name="P16" style:family="paragraph" style:parent-style-name="Standard" style:list-style-name="L1">
      <style:text-properties officeooo:rsid="001d1847" officeooo:paragraph-rsid="001d1847"/>
    </style:style>
    <style:style style:name="P1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position="0% 100%" fo:font-style="normal" officeooo:rsid="001c52d1" officeooo:paragraph-rsid="001c52d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style:font-name="Arial"/>
    </style:style>
    <style:style style:name="T6" style:family="text">
      <style:text-properties style:text-position="sub 58%" style:font-name="Arial"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style:font-name="Standard Symbols L"/>
    </style:style>
    <style:style style:name="T10" style:family="text">
      <style:text-properties style:text-position="0% 100%" style:font-name="Arial"/>
    </style:style>
    <style:style style:name="T11" style:family="text">
      <style:text-properties style:text-position="0% 100%" style:font-name="Arial" fo:font-style="italic" style:font-style-asian="italic" style:font-style-complex="italic"/>
    </style:style>
    <style:style style:name="T12" style:family="text">
      <style:text-properties style:text-position="0% 100%" style:font-name="Arial" fo:font-style="italic" style:text-underline-style="solid" style:text-underline-width="auto" style:text-underline-color="font-color" fo:font-weight="bold" officeooo:rsid="001c57de" style:font-style-asian="italic" style:font-weight-asian="bold" style:font-style-complex="italic" style:font-weight-complex="bold"/>
    </style:style>
    <style:style style:name="T13" style:family="text">
      <style:text-properties style:text-position="0% 100%" style:font-name="Arial" officeooo:rsid="001c57de"/>
    </style:style>
    <style:style style:name="T14" style:family="text">
      <style:text-properties style:text-position="super 58%" style:font-name="Arial"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GR 3703 Homework #2</text:p>
      <text:p text:style-name="P1"/>
      <text:list xml:id="list2895699362" text:style-name="L1">
        <text:list-item>
          <text:p text:style-name="P16">Complete all steps in <text:span text:style-name="T1">python_intro_7.py</text:span>.</text:p>
        </text:list-item>
        <text:list-item>
          <text:p text:style-name="P16">Complete all steps in <text:span text:style-name="T1">python_intro_8.py.</text:span></text:p>
        </text:list-item>
        <text:list-item>
          <text:p text:style-name="P6">Write a python program that will calculate the function <text:span text:style-name="T1">sin(x)</text:span><text:span text:style-name="T2">. Make sure your program meets the following requirements:</text:span></text:p>
          <text:list>
            <text:list-item>
              <text:p text:style-name="P7">The value of x can be specified and changed in the code (or as user input).</text:p>
            </text:list-item>
            <text:list-item>
              <text:p text:style-name="P7">The value of x<text:span text:style-name="T3">0</text:span><text:span text:style-name="T7"> can be specified and changed in the code (or as user input).</text:span></text:p>
            </text:list-item>
            <text:list-item>
              <text:p text:style-name="P9">The definition of fractional error is:</text:p>
            </text:list-item>
          </text:list>
        </text:list-item>
      </text:list>
      <text:p text:style-name="P10"/>
      <text:p text:style-name="P11"><draw:frame draw:style-name="fr1" draw:name="Object1" text:anchor-type="as-char" svg:y="-0.2693in" svg:width="1.1047in" svg:height="0.44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5"><text:span text:style-name="T7">This can be expressed as </text:span><text:span text:style-name="T8">percent error</text:span><text:span text:style-name="T7"> by multiplying the above equation by 100%. Note </text:span><text:span text:style-name="T8">f</text:span><text:span text:style-name="T4">true</text:span><text:span text:style-name="T7"> is the true/known value of </text:span><text:span text:style-name="T8">f</text:span><text:span text:style-name="T7"> and </text:span><text:span text:style-name="T8">f</text:span><text:span text:style-name="T4">apprx</text:span><text:span text:style-name="T7"> is the approximate value from the Taylor series expansion with </text:span><text:span text:style-name="T8">N</text:span><text:span text:style-name="T7"> terms.</text:span></text:p>
      <text:p text:style-name="P17"/>
      <text:p text:style-name="P5"><text:span text:style-name="T7">Your program should continue to calculate the Talyor series until </text:span><text:span text:style-name="T7"><draw:frame draw:style-name="fr1" draw:name="Object2" text:anchor-type="as-char" svg:y="-0.172in" svg:width="0.5917in" svg:height="0.208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.</text:span></text:p>
      <text:p text:style-name="P2"/>
      <text:list xml:id="list134218987934652" text:continue-numbering="true" text:style-name="L1">
        <text:list-item>
          <text:list>
            <text:list-item>
              <text:p text:style-name="P7">Demonstrate your program works correctly by running it for the following case: x<text:span text:style-name="T3">0</text:span><text:span text:style-name="T7"> = </text:span><text:span text:style-name="T9">p</text:span><text:span text:style-name="T10">/12, x = </text:span><text:span text:style-name="T9">p</text:span><text:span text:style-name="T10">/2. </text:span></text:p>
              <text:p text:style-name="P12"/>
            </text:list-item>
          </text:list>
        </text:list-item>
        <text:list-item>
          <text:p text:style-name="P7"><text:span text:style-name="T10"><text:s/>Write a python program that will calculate the function </text:span><text:span text:style-name="T11">e</text:span><text:span text:style-name="T14">x</text:span><text:span text:style-name="T10">. Make sure your program meets the following requirements:</text:span></text:p>
          <text:list>
            <text:list-item>
              <text:p text:style-name="P7">The value of x can be specified and changed in the code (or as user input).</text:p>
            </text:list-item>
            <text:list-item>
              <text:p text:style-name="P7">The value of x<text:span text:style-name="T3">0</text:span><text:span text:style-name="T7"> can be specified and changed in the code (or as user input).</text:span></text:p>
            </text:list-item>
            <text:list-item>
              <text:p text:style-name="P8"><text:span text:style-name="T7">Your program should continue to calculate the Talyor series until </text:span><text:span text:style-name="T7"><draw:frame draw:style-name="fr1" draw:name="Object4" text:anchor-type="as-char" svg:y="-0.1728in" svg:width="0.5917in" svg:height="0.2091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7">.</text:span></text:p>
            </text:list-item>
            <text:list-item>
              <text:p text:style-name="P8"><text:span text:style-name="T10">Demonstrate your program works correctly by running it for the following case: x</text:span><text:span text:style-name="T5">0</text:span><text:span text:style-name="T10"> = 0.0, x = 4.0.</text:span></text:p>
              <text:p text:style-name="P13"/>
            </text:list-item>
          </text:list>
        </text:list-item>
        <text:list-item>
          <text:p text:style-name="P8"><text:span text:style-name="T10">Use your program from #2 to use base points, x</text:span><text:span text:style-name="T5">0</text:span><text:span text:style-name="T10"> = 0.0, 0.5, 1.5, 2.0, 2.5, 3.0, 3.5 and x = 4.0 to determine the number of terms, </text:span><text:span text:style-name="T10"><draw:frame draw:style-name="fr1" draw:name="Object5" text:anchor-type="as-char" svg:y="-0.1484in" svg:width="0.2634in" svg:height="0.186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"><text:s/>required to get an answer that has </text:span><text:span text:style-name="T10"><draw:frame draw:style-name="fr1" draw:name="Object3" text:anchor-type="as-char" svg:y="-0.172in" svg:width="0.6402in" svg:height="0.2083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0"><text:s/></text:span></text:p>
          <text:list>
            <text:list-item>
              <text:p text:style-name="P8"><text:span text:style-name="T10">Make a graph of <text:s/></text:span><text:span text:style-name="T10"><draw:frame draw:style-name="fr1" draw:name="Object6" text:anchor-type="as-char" svg:y="-0.1484in" svg:width="0.2634in" svg:height="0.1866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versus </text:span><text:span text:style-name="T11">h</text:span><text:span text:style-name="T10"> (Note </text:span><text:span text:style-name="T11">h = x-x</text:span><text:span text:style-name="T6">0</text:span><text:span text:style-name="T10">).</text:span></text:p>
            </text:list-item>
          </text:list>
        </text:list-item>
      </text:list>
      <text:p text:style-name="P14"/>
      <text:p text:style-name="P3"><text:span text:style-name="T10">For all problems upload your python code and the results of running your code. Note a screenshot showing the results </text:span><text:span text:style-name="T13">is sufficient for showing the results. </text:span><text:span text:style-name="T12">VVVVI --- Please compile this all into one document and make it into a single pdf before uploading…. We are expecting a single file with your work and will grade accordingly.</text:span></text:p>
      <text:p text:style-name="P15"/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Lemley</meta:initial-creator>
    <meta:creation-date>2018-09-12T10:59:26.038375946</meta:creation-date>
    <dc:date>2019-09-03T13:42:17.332180142</dc:date>
    <meta:editing-duration>PT2M33S</meta:editing-duration>
    <meta:editing-cycles>2</meta:editing-cycles>
    <meta:generator>LibreOffice/6.0.7.3$Linux_X86_64 LibreOffice_project/00m0$Build-3</meta:generator>
    <meta:document-statistic meta:table-count="0" meta:image-count="0" meta:object-count="6" meta:page-count="1" meta:paragraph-count="19" meta:word-count="330" meta:character-count="1779" meta:non-whitespace-character-count="1475"/>
  </office:meta>
</office:document-meta>
</file>

<file path=Object 1/content.xml><?xml version="1.0" encoding="utf-8"?>
<math xmlns="http://www.w3.org/1998/Math/MathML" display="block">
  <semantics>
    <mrow>
      <mi mathvariant="normal">ϵ</mi>
      <mo stretchy="false">=</mo>
      <mrow>
        <mo fence="true" stretchy="true">|</mo>
        <mrow>
          <mfrac>
            <mrow>
              <msub>
                <mi>f</mi>
                <mi mathvariant="italic">true</mi>
              </msub>
              <mo stretchy="false">−</mo>
              <msub>
                <mi>f</mi>
                <mi mathvariant="italic">apprx</mi>
              </msub>
            </mrow>
            <msub>
              <mi>f</mi>
              <mi mathvariant="italic">true</mi>
            </msub>
          </mfrac>
        </mrow>
        <mo fence="true" stretchy="true">|</mo>
      </mrow>
    </mrow>
    <annotation encoding="StarMath 5.0">%epsilon = abs{ {f_true - f_apprx} over f_true}</annotation>
  </semantics>
</math>
</file>

<file path=Object 2/content.xml><?xml version="1.0" encoding="utf-8"?>
<math xmlns="http://www.w3.org/1998/Math/MathML" display="block">
  <semantics>
    <mrow>
      <mi mathvariant="normal">ϵ</mi>
      <mo stretchy="false">≤</mo>
      <msup>
        <mn>10</mn>
        <mrow>
          <mo stretchy="false">−</mo>
          <mn>6</mn>
        </mrow>
      </msup>
    </mrow>
    <annotation encoding="StarMath 5.0">%epsilon &lt;= 10^{ -6 } </annotation>
  </semantics>
</math>
</file>

<file path=Object 3/content.xml><?xml version="1.0" encoding="utf-8"?>
<math xmlns="http://www.w3.org/1998/Math/MathML" display="block">
  <semantics>
    <mrow>
      <mi mathvariant="normal">ϵ</mi>
      <mo stretchy="false">≤</mo>
      <msup>
        <mn>10</mn>
        <mrow>
          <mo stretchy="false">−</mo>
          <mn>10</mn>
        </mrow>
      </msup>
    </mrow>
    <annotation encoding="StarMath 5.0">%epsilon &lt;= 10^{ -10 } </annotation>
  </semantics>
</math>
</file>

<file path=Object 4/content.xml><?xml version="1.0" encoding="utf-8"?>
<math xmlns="http://www.w3.org/1998/Math/MathML" display="block">
  <semantics>
    <mrow>
      <mi mathvariant="normal">ϵ</mi>
      <mo stretchy="false">≤</mo>
      <msup>
        <mn>10</mn>
        <mrow>
          <mo stretchy="false">−</mo>
          <mn>7</mn>
        </mrow>
      </msup>
    </mrow>
    <annotation encoding="StarMath 5.0">%epsilon &lt;= 10^{ -7 } </annotation>
  </semantics>
</math>
</file>

<file path=Object 5/content.xml><?xml version="1.0" encoding="utf-8"?>
<math xmlns="http://www.w3.org/1998/Math/MathML" display="block">
  <semantics>
    <msub>
      <mi>N</mi>
      <mi mathvariant="normal">ϵ</mi>
    </msub>
    <annotation encoding="StarMath 5.0">N_{ %epsilon }</annotation>
  </semantics>
</math>
</file>

<file path=Object 6/content.xml><?xml version="1.0" encoding="utf-8"?>
<math xmlns="http://www.w3.org/1998/Math/MathML" display="block">
  <semantics>
    <msub>
      <mi>N</mi>
      <mi mathvariant="normal">ϵ</mi>
    </msub>
    <annotation encoding="StarMath 5.0">N_{ %epsilon } </annotation>
  </semantics>
</math>
</file>